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9.34cm" fo:min-width="25.44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064cm" fo:min-width="15.058cm" fo:padding-top="0.165cm" fo:padding-bottom="0.165cm" fo:padding-left="0.29cm" fo:padding-right="0.29cm" draw:shadow="hidden" drawooo:fontwork-style="rotate" drawooo:fontwork-adjust="right" drawooo:fontwork-distance="0.2cm" drawooo:fontwork-start="14.5cm" drawooo:fontwork-shadow-offset-x="0cm" drawooo:fontwork-shadow-offset-y="0cm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064cm" fo:min-width="15.058cm" fo:padding-top="0.165cm" fo:padding-bottom="0.165cm" fo:padding-left="0.29cm" fo:padding-right="0.29cm" draw:shadow="hidden" drawooo:fontwork-style="rotate" drawooo:fontwork-adjust="right" drawooo:fontwork-distance="0.2cm" drawooo:fontwork-start="11.3cm" drawooo:fontwork-shadow-offset-x="0cm" drawooo:fontwork-shadow-offset-y="0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opacity="0%" draw:textarea-horizontal-align="justify" draw:textarea-vertical-align="middle" draw:auto-grow-height="false" fo:min-height="11.064cm" fo:min-width="15.058cm" fo:padding-top="0.165cm" fo:padding-bottom="0.165cm" fo:padding-left="0.29cm" fo:padding-right="0.29cm" draw:shadow="hidden" drawooo:fontwork-style="rotate" drawooo:fontwork-adjust="right" drawooo:fontwork-distance="0.2cm" drawooo:fontwork-start="8.2cm" drawooo:fontwork-shadow-offset-x="0cm" drawooo:fontwork-shadow-offset-y="0cm"/>
      <style:paragraph-properties style:writing-mode="lr-tb"/>
    </style:style>
    <style:style style:name="P1" style:family="paragraph">
      <loext:graphic-properties draw:fill-color="#ffffff" draw:opacity="0%"/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loext:graphic-properties draw:fill-color="#ffffff" draw:opacity="0%"/>
      <style:paragraph-properties fo:text-align="center" style:writing-mode="lr-tb"/>
      <style:text-properties style:font-name="Times New Roman" fo:font-size="48pt" style:font-size-asian="48pt" style:font-size-complex="48pt"/>
    </style:style>
    <style:style style:name="T1" style:family="text">
      <style:text-properties style:font-name="Times New Roman"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94cm" svg:height="19.59cm" svg:x="1cm" svg:y="1cm">
          <text:p/>
          <draw:enhanced-geometry svg:viewBox="0 0 21600 21600" draw:type="rectangle" draw:enhanced-path="M 0 0 L 21600 0 21600 21600 0 21600 0 0 Z N"/>
        </draw:custom-shape>
        <draw:path draw:style-name="gr2" draw:text-style-name="P3" draw:layer="layout" svg:width="22cm" svg:height="16cm" svg:x="3cm" svg:y="4cm" svg:viewBox="0 0 22001 16001" svg:d="M22001 8001c0 1404-508 2784-1474 4000-965 1216-2354 2226-4026 2928-1673 702-3570 1072-5500 1072-1931 0-3828-370-5501-1072-1672-702-3061-1712-4026-2928-966-1216-1474-2596-1474-4000 0-1405 508-2785 1474-4001 965-1216 2354-2226 4026-2928 1673-702 3570-1072 5500-1072 1931 0 3828 370 5501 1072 1672 702 3061 1712 4026 2928 966 1216 1474 2596 1474 4000z">
          <text:p text:style-name="P2"><text:span text:style-name="T1">C</text:span></text:p>
        </draw:path>
        <draw:path draw:style-name="gr3" draw:text-style-name="P3" draw:layer="layout" svg:width="17.999cm" svg:height="11.999cm" svg:x="5cm" svg:y="7cm" svg:viewBox="0 0 18000 12000" svg:d="M18000 6000c0 1053-416 2087-1206 3001-790 912-1926 1669-3294 2195-1368 527-2920 804-4500 804s-3132-277-4500-804c-1368-526-2504-1283-3294-2195-790-914-1206-1948-1206-3001s416-2087 1206-2999c790-914 1926-1671 3294-2197 1368-527 2920-804 4500-804s3132 277 4500 804c1368 526 2504 1283 3294 2195 790 914 1206 1948 1206 3001z">
          <text:p text:style-name="P2"><text:span text:style-name="T1">B</text:span></text:p>
        </draw:path>
        <draw:path draw:style-name="gr4" draw:text-style-name="P3" draw:layer="layout" svg:width="13.999cm" svg:height="7.999cm" svg:x="7cm" svg:y="10cm" svg:viewBox="0 0 14000 8000" svg:d="M14000 4000c0 702-324 1391-938 2001-614 608-1497 1112-2561 1463-1066 351-2272 536-3501 536s-2435-185-3499-536c-1066-351-1949-855-2563-1463-614-610-938-1299-938-2001s324-1391 938-1999c614-610 1497-1114 2561-1465 1066-351 2272-536 3501-536s2435 185 3499 536c1066 351 1949 855 2563 1463 614 610 938 1299 938 2001z">
          <text:p text:style-name="P2"><text:span text:style-name="T1">A</text:span></text:p>
        </draw:path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6T17:45:23.504000000</meta:creation-date>
    <dc:date>2022-07-18T18:06:15.368137145</dc:date>
    <meta:editing-duration>PT7M52S</meta:editing-duration>
    <meta:editing-cycles>3</meta:editing-cycles>
    <meta:generator>LibreOffice/7.3.4.2$Linux_X86_64 LibreOffice_project/30$Build-2</meta:generator>
    <meta:document-statistic meta:object-count="4"/>
  </office:meta>
</office:document-meta>
</file>